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line-height="150%"/>
      <style:text-properties style:font-name="Courier 10 Pitch" fo:font-size="11pt" fo:font-style="normal" style:font-size-asian="11pt" style:font-style-asian="normal" style:font-size-complex="11pt" style:font-style-complex="normal"/>
    </style:style>
    <style:style style:name="P2" style:family="paragraph" style:parent-style-name="Preformatted_20_Text">
      <style:paragraph-properties fo:line-height="150%"/>
      <style:text-properties style:font-name="Courier 10 Pitch" fo:font-size="11pt" style:font-size-asian="11pt" style:font-size-complex="11pt"/>
    </style:style>
    <style:style style:name="P3" style:family="paragraph" style:parent-style-name="Standard">
      <style:paragraph-properties fo:line-height="150%"/>
      <style:text-properties style:font-name="Courier 10 Pitch" fo:font-size="11pt" fo:font-style="normal" style:font-size-asian="11pt" style:font-style-asian="normal" style:font-size-complex="11pt" style:font-style-complex="normal"/>
    </style:style>
    <style:style style:name="P4" style:family="paragraph" style:parent-style-name="Standard">
      <style:paragraph-properties fo:line-height="150%"/>
      <style:text-properties style:font-name="Courier 10 Pitch"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 style:family="paragraph" style:parent-style-name="Text_20_body">
      <style:paragraph-properties fo:line-height="150%"/>
      <style:text-properties style:font-name="Courier 10 Pitch" fo:font-size="11pt" fo:font-style="normal" style:font-size-asian="11pt" style:font-style-asian="normal" style:font-size-complex="11pt" style:font-style-complex="normal"/>
    </style:style>
    <style:style style:name="P6" style:family="paragraph" style:parent-style-name="Preformatted_20_Text">
      <style:paragraph-properties fo:margin-left="1.067cm" fo:margin-right="0cm" fo:line-height="150%" fo:text-indent="0cm" style:auto-text-indent="false"/>
      <style:text-properties style:font-name="Courier 10 Pitch" fo:font-size="11pt" fo:font-style="normal" style:font-size-asian="11pt" style:font-style-asian="normal" style:font-size-complex="11pt" style:font-style-complex="normal"/>
    </style:style>
    <style:style style:name="P7" style:family="paragraph" style:parent-style-name="Standard">
      <style:paragraph-properties fo:line-height="150%"/>
      <style:text-properties style:font-name="Courier 10 Pitch" fo:font-size="11pt" fo:font-style="normal" style:font-size-asian="11pt" style:font-style-asian="normal" style:font-size-complex="11pt" style:font-style-complex="normal"/>
    </style:style>
    <style:style style:name="P8" style:family="paragraph" style:parent-style-name="Preformatted_20_Text">
      <style:paragraph-properties fo:margin-left="0cm" fo:margin-right="0cm" fo:line-height="150%" fo:text-indent="0cm" style:auto-text-indent="false"/>
      <style:text-properties style:font-name="Courier 10 Pitch" fo:font-size="11pt" fo:font-style="normal" style:font-size-asian="11pt" style:font-style-asian="normal" style:font-size-complex="11pt" style:font-style-complex="normal"/>
    </style:style>
    <style:style style:name="P9" style:family="paragraph" style:parent-style-name="Preformatted_20_Text">
      <style:paragraph-properties fo:line-height="150%"/>
      <style:text-properties style:font-name="Courier 10 Pitch" fo:font-size="11pt" fo:font-style="normal" style:font-size-asian="11pt" style:font-style-asian="normal" style:font-size-complex="11pt" style:font-style-complex="normal"/>
    </style:style>
    <style:style style:name="P10" style:family="paragraph" style:parent-style-name="Preformatted_20_Text">
      <style:paragraph-properties fo:line-height="150%"/>
      <style:text-properties style:font-name="Courier 10 Pitch" fo:font-size="11pt" style:font-size-asian="11pt" style:font-size-complex="11pt"/>
    </style:style>
    <style:style style:name="P11" style:family="paragraph" style:parent-style-name="Preformatted_20_Text">
      <style:paragraph-properties fo:margin-left="1.067cm" fo:margin-right="0cm" fo:line-height="150%" fo:text-indent="0cm" style:auto-text-indent="false"/>
      <style:text-properties style:font-name="Courier 10 Pitch" fo:font-size="11pt" fo:font-style="normal" style:font-size-asian="11pt" style:font-style-asian="normal" style:font-size-complex="11pt" style:font-style-complex="normal"/>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RUCTURES</text:p>
      <text:p text:style-name="P3"/>
      <text:p text:style-name="P5">1. Explain Structure padding,bit fields,#pragma in detail?</text:p>
      <text:p text:style-name="P5">2. Difference between union &amp; structures?</text:p>
      <text:p text:style-name="P5">3. Nested <text:s/>union possible or not?if possible explain the senario.</text:p>
      <text:p text:style-name="P5">4. Explain self referencial structures &amp; self referencial union?</text:p>
      <text:p text:style-name="P5">5. Real time application of union?</text:p>
      <text:p text:style-name="P1">6. Why padding?</text:p>
      <text:p text:style-name="P1">7. Is there any <text:s/>relation between padding and internal hardware?</text:p>
      <text:p text:style-name="P1">8. What is bit field?why we need bitfeilds?</text:p>
      <text:p text:style-name="P1">9.Declare a structure variable is of pointer type and allocate memory <text:tab/>for that</text:p>
      <text:p text:style-name="P1">10.Declare array of structures and allocate memory for that</text:p>
      <text:p text:style-name="P3">11. what is structure padding and why it is used , structure packing.</text:p>
      <text:p text:style-name="P3">12. size of struct and union</text:p>
      <text:p text:style-name="P3">13. Array vs structure </text:p>
      <text:p text:style-name="P3">14. Structure padding, packing</text:p>
      <text:p text:style-name="P3">18. How to access 8 bits as bit by bit or all at once.</text:p>
      <text:p text:style-name="P2">19. What is <text:span text:style-name="T1">structure</text:span> padding? Explain #pragma and #error in details.</text:p>
      <text:p text:style-name="P2">20. What is bit-fields, explain with an example ?</text:p>
      <text:p text:style-name="P2"><text:span text:style-name="T1">21. Can we find the address of bit feilds?</text:span></text:p>
      <text:p text:style-name="P1">22. How can you pass the pack value through gcc?</text:p>
      <text:p text:style-name="P1">23. A union contains two elements , say a and b, suppose a is initialised in main and union object is passed to a function say func(), then how wil u identify which element of union is initaialised ( a or b?) inside func().</text:p>
      <text:p text:style-name="P1">24. How to avoid stracture padding without changing the code ? </text:p>
      <text:p text:style-name="P3">25. Which data structure can be used to implement sudoko puzzle.</text:p>
      <text:p text:style-name="P1"/>
      <text:p text:style-name="P3">1. What is the output of the following code? </text:p>
      <text:p text:style-name="P6">#include&lt;stdio.h&gt;</text:p>
      <text:p text:style-name="P6">struct A</text:p>
      <text:p text:style-name="P6">{</text:p>
      <text:p text:style-name="P6"><text:s text:c="8"/>int ary[2];</text:p>
      <text:p text:style-name="P6">};</text:p>
      <text:p text:style-name="P6"/>
      <text:p text:style-name="P6"><text:soft-page-break/>struct B</text:p>
      <text:p text:style-name="P6">{</text:p>
      <text:p text:style-name="P6"><text:s text:c="8"/>struct A ary[2];</text:p>
      <text:p text:style-name="P6">};</text:p>
      <text:p text:style-name="P6">struct C</text:p>
      <text:p text:style-name="P6">{</text:p>
      <text:p text:style-name="P6"><text:s text:c="8"/>struct B ary[2];</text:p>
      <text:p text:style-name="P6">}D[2];</text:p>
      <text:p text:style-name="P6">int main()</text:p>
      <text:p text:style-name="P6">{</text:p>
      <text:p text:style-name="P6"><text:s text:c="8"/>printf("\n%d\n",(int)&amp;(D[1].ary[0].ary[1].ary[0])-(int)D);</text:p>
      <text:p text:style-name="P6">}</text:p>
      <text:p text:style-name="P6"/>
      <text:p text:style-name="P3">2. What is the output of the following code? </text:p>
      <text:p text:style-name="P6">#include&lt;stdio.h&gt;</text:p>
      <text:p text:style-name="P6">struct A</text:p>
      <text:p text:style-name="P6">{</text:p>
      <text:p text:style-name="P6"><text:s text:c="8"/>union U *next;</text:p>
      <text:p text:style-name="P6"><text:s text:c="8"/>int data[10];</text:p>
      <text:p text:style-name="P6">};</text:p>
      <text:p text:style-name="P6">struct B</text:p>
      <text:p text:style-name="P6">{</text:p>
      <text:p text:style-name="P6"><text:s text:c="8"/>union U *next;</text:p>
      <text:p text:style-name="P6"><text:s text:c="8"/>int data[5];</text:p>
      <text:p text:style-name="P6">};</text:p>
      <text:p text:style-name="P6">union U</text:p>
      <text:p text:style-name="P6">{</text:p>
      <text:p text:style-name="P6"><text:s text:c="8"/>struct A a;</text:p>
      <text:p text:style-name="P6"><text:s text:c="8"/>struct B b;</text:p>
      <text:p text:style-name="P6">};</text:p>
      <text:p text:style-name="P6">int main()</text:p>
      <text:p text:style-name="P6">{</text:p>
      <text:p text:style-name="P6"><text:s text:c="8"/>union U u1,u2,u3,u4,u5;</text:p>
      <text:p text:style-name="P6"><text:s text:c="8"/>union U *ptr;</text:p>
      <text:p text:style-name="P6"><text:s text:c="8"/>int i;</text:p>
      <text:p text:style-name="P6"><text:s text:c="8"/>for(i=0;i&lt;10;i++)</text:p>
      <text:p text:style-name="P6"><text:s text:c="16"/>u1.a.data[i]=i;</text:p>
      <text:p text:style-name="P6"><text:s text:c="8"/>u1.a.next=&amp;u2;</text:p>
      <text:p text:style-name="P6"><text:soft-page-break/><text:s text:c="8"/>for(i=0;i&lt;5;i++)</text:p>
      <text:p text:style-name="P6"><text:s text:c="16"/>u2.b.data[i]=10*i;</text:p>
      <text:p text:style-name="P6"><text:s text:c="8"/>u2.b.next=&amp;u3;</text:p>
      <text:p text:style-name="P6"><text:s text:c="8"/>for(i=0;i&lt;10;i++)</text:p>
      <text:p text:style-name="P6"><text:s text:c="16"/>u3.a.data[i]=100*i;</text:p>
      <text:p text:style-name="P6"><text:s text:c="8"/>u3.a.next=&amp;u4;</text:p>
      <text:p text:style-name="P6"><text:s text:c="8"/>for(i=0;i&lt;5;i++)</text:p>
      <text:p text:style-name="P6"><text:s text:c="16"/>u4.b.data[i]=1000*i;</text:p>
      <text:p text:style-name="P6"><text:s text:c="8"/>u4.b.next=&amp;u5;</text:p>
      <text:p text:style-name="P6"><text:s text:c="8"/>for(i=0;i&lt;10;i++)</text:p>
      <text:p text:style-name="P6"><text:s text:c="16"/>u5.a.data[i]=10000*i;</text:p>
      <text:p text:style-name="P6"><text:s text:c="8"/>u5.a.next=NULL;</text:p>
      <text:p text:style-name="P6"><text:s text:c="8"/>ptr=&amp;u1;</text:p>
      <text:p text:style-name="P6"><text:s text:c="8"/>i=0;</text:p>
      <text:p text:style-name="P6"><text:s text:c="8"/>while(ptr)</text:p>
      <text:p text:style-name="P6"><text:s text:c="8"/>{</text:p>
      <text:p text:style-name="P6"><text:s text:c="16"/>printf(" %d ",ptr-&gt;a.data[i]);</text:p>
      <text:p text:style-name="P6"><text:s text:c="16"/>i++;</text:p>
      <text:p text:style-name="P6"><text:s text:c="16"/>ptr=ptr-&gt;a.next;</text:p>
      <text:p text:style-name="P6"><text:s text:c="7"/>}</text:p>
      <text:p text:style-name="P6">}</text:p>
      <text:p text:style-name="P6"/>
      <text:p text:style-name="P3">3. What is the output of the following code? </text:p>
      <text:p text:style-name="P6">#include&lt;stdio.h&gt;</text:p>
      <text:p text:style-name="P6">struct A</text:p>
      <text:p text:style-name="P6">{</text:p>
      <text:p text:style-name="P6"><text:s text:c="8"/>double d;</text:p>
      <text:p text:style-name="P6">};</text:p>
      <text:p text:style-name="P6">struct bitfields</text:p>
      <text:p text:style-name="P6">{</text:p>
      <text:p text:style-name="P6"><text:s text:c="8"/>int i;</text:p>
      <text:p text:style-name="P6"><text:s text:c="8"/>int a:16;</text:p>
      <text:p text:style-name="P6"><text:s text:c="8"/>float j;</text:p>
      <text:p text:style-name="P6"><text:s text:c="8"/>int b:16;</text:p>
      <text:p text:style-name="P6"><text:s text:c="8"/>struct A k;</text:p>
      <text:p text:style-name="P6"><text:s text:c="8"/>unsigned int c:7;</text:p>
      <text:p text:style-name="P6">};</text:p>
      <text:p text:style-name="P6"/>
      <text:p text:style-name="P6"><text:soft-page-break/>int main()</text:p>
      <text:p text:style-name="P6">{</text:p>
      <text:p text:style-name="P6"><text:s text:c="8"/>printf(" %d ",sizeof(struct bitfields));</text:p>
      <text:p text:style-name="P6">}</text:p>
      <text:p text:style-name="P6"/>
      <text:p text:style-name="P8"/>
      <text:p text:style-name="P1">4. Structure Smaller Than a Word:</text:p>
      <text:p text:style-name="P1"><text:s text:c="8"/>struct st{</text:p>
      <text:p text:style-name="P1"><text:s text:c="16"/>char c; </text:p>
      <text:p text:style-name="P1"><text:s text:c="5"/><text:tab/> <text:s text:c="2"/>};</text:p>
      <text:p text:style-name="P1"/>
      <text:p text:style-name="P1">5. Structure with no padding</text:p>
      <text:p text:style-name="P1"><text:tab/>struct st{</text:p>
      <text:p text:style-name="P1"><text:s text:c="8"/>char a;</text:p>
      <text:p text:style-name="P1"><text:s text:c="8"/>char b;</text:p>
      <text:p text:style-name="P1"><text:s text:c="8"/>short c;</text:p>
      <text:p text:style-name="P1"><text:s text:c="8"/>long d;</text:p>
      <text:p text:style-name="P1"><text:tab/>};</text:p>
      <text:p text:style-name="P1"/>
      <text:p text:style-name="P1">6. Half word alignment</text:p>
      <text:p text:style-name="P1"><text:tab/>struct st{</text:p>
      <text:p text:style-name="P1"><text:s text:c="8"/>char a;</text:p>
      <text:p text:style-name="P1"><text:s text:c="8"/>short b;</text:p>
      <text:p text:style-name="P1"><text:tab/>};</text:p>
      <text:p text:style-name="P1"/>
      <text:p text:style-name="P1">7. struct tag{</text:p>
      <text:p text:style-name="P1"><text:s text:c="8"/>short s:9;</text:p>
      <text:p text:style-name="P1"><text:s text:c="8"/>int j:9;</text:p>
      <text:p text:style-name="P1"><text:s text:c="8"/>char c;</text:p>
      <text:p text:style-name="P1"><text:s text:c="8"/>short t:9;</text:p>
      <text:p text:style-name="P1"><text:s text:c="8"/>short u:9;</text:p>
      <text:p text:style-name="P1"><text:s text:c="8"/>char d;</text:p>
      <text:p text:style-name="P1">};</text:p>
      <text:p text:style-name="P1">size of the structure?</text:p>
      <text:p text:style-name="P1"/>
      <text:p text:style-name="P1">8. struct st{</text:p>
      <text:p text:style-name="P1"><text:s text:c="8"/>char c;</text:p>
      <text:p text:style-name="P1"><text:s text:c="8"/>int :0;</text:p>
      <text:p text:style-name="P1"><text:soft-page-break/><text:s text:c="8"/>char d;</text:p>
      <text:p text:style-name="P1"><text:s text:c="8"/>short :9</text:p>
      <text:p text:style-name="P1"><text:s text:c="8"/>char e;</text:p>
      <text:p text:style-name="P1"><text:s text:c="8"/>char :0;</text:p>
      <text:p text:style-name="P1">};</text:p>
      <text:p text:style-name="P1"><text:s/>size of structure?</text:p>
      <text:p text:style-name="P1"/>
      <text:p text:style-name="P1">9. struct st1 {</text:p>
      <text:p text:style-name="P1"><text:s text:c="8"/>int a;</text:p>
      <text:p text:style-name="P1"><text:s text:c="8"/></text:p>
      <text:p text:style-name="P1"><text:s text:c="8"/>struct {</text:p>
      <text:p text:style-name="P1"><text:s text:c="16"/>int c;</text:p>
      <text:p text:style-name="P1"><text:s text:c="8"/>};</text:p>
      <text:p text:style-name="P1">}obj;</text:p>
      <text:p text:style-name="P1"/>
      <text:p text:style-name="P1">sizeof obj?</text:p>
      <text:p text:style-name="P1"/>
      <text:p text:style-name="P1">10. struct st1 {</text:p>
      <text:p text:style-name="P1"><text:s text:c="8"/>int a; </text:p>
      <text:p text:style-name="P1"><text:s text:c="8"/>struct st2{</text:p>
      <text:p text:style-name="P1"><text:s text:c="16"/>int c;</text:p>
      <text:p text:style-name="P1"><text:s text:c="8"/>};</text:p>
      <text:p text:style-name="P1">}obj;</text:p>
      <text:p text:style-name="P1">sizeof obj?</text:p>
      <text:p text:style-name="P1"><text:s text:c="16"/></text:p>
      <text:p text:style-name="P1">11. struct st1 {</text:p>
      <text:p text:style-name="P1"><text:s text:c="8"/>int a;</text:p>
      <text:p text:style-name="P1"><text:s text:c="8"/></text:p>
      <text:p text:style-name="P1"><text:s text:c="8"/>struct {</text:p>
      <text:p text:style-name="P1"><text:s text:c="16"/>int c;</text:p>
      <text:p text:style-name="P1"><text:s text:c="8"/>}obj2;</text:p>
      <text:p text:style-name="P1">}obj;</text:p>
      <text:p text:style-name="P1"/>
      <text:p text:style-name="P1">sizeof obj?</text:p>
      <text:p text:style-name="P1"><text:s text:c="48"/></text:p>
      <text:p text:style-name="P1">12. struct st{</text:p>
      <text:p text:style-name="P1"><text:s text:c="8"/>char a;</text:p>
      <text:p text:style-name="P1"><text:s text:c="8"/>static int b;</text:p>
      <text:p text:style-name="P1"><text:soft-page-break/>};</text:p>
      <text:p text:style-name="P1"/>
      <text:p text:style-name="P1">can we do this?if not why?</text:p>
      <text:p text:style-name="P1"/>
      <text:p text:style-name="P1">13. struct st{</text:p>
      <text:p text:style-name="P1"><text:s text:c="8"/>#include &lt;stdio.h&gt;</text:p>
      <text:p text:style-name="P1"><text:s text:c="8"/>char a;</text:p>
      <text:p text:style-name="P1"><text:s text:c="8"/>#include &lt;string.h&gt;</text:p>
      <text:p text:style-name="P1"><text:s text:c="8"/>static int b;</text:p>
      <text:p text:style-name="P1">};</text:p>
      <text:p text:style-name="P1">can we do this?if not why?</text:p>
      <text:p text:style-name="P1"/>
      <text:p text:style-name="P1">14. struct st{</text:p>
      <text:p text:style-name="P1"><text:s text:c="8"/>#define MAX 50</text:p>
      <text:p text:style-name="P1"><text:s text:c="8"/>char a;</text:p>
      <text:p text:style-name="P1"><text:s text:c="8"/></text:p>
      <text:p text:style-name="P1"><text:s text:c="8"/>static int b;</text:p>
      <text:p text:style-name="P1">};</text:p>
      <text:p text:style-name="P1">can we do this?if not why?</text:p>
      <text:p text:style-name="P1"/>
      <text:p text:style-name="P1">15. struct st{</text:p>
      <text:p text:style-name="P1"><text:s text:c="8"/></text:p>
      <text:p text:style-name="P1"><text:s text:c="8"/>int d:3;</text:p>
      <text:p text:style-name="P1"><text:tab/>}obj;</text:p>
      <text:p text:style-name="P1"/>
      <text:p text:style-name="P1"><text:s/>16. struct st {</text:p>
      <text:p text:style-name="P1"><text:s text:c="8"/>int a:2;</text:p>
      <text:p text:style-name="P1"><text:s text:c="8"/>int b;</text:p>
      <text:p text:style-name="P1">}obj;</text:p>
      <text:p text:style-name="P1">int main()</text:p>
      <text:p text:style-name="P1">{</text:p>
      <text:p text:style-name="P1"><text:s text:c="8"/>obj.a = 2;</text:p>
      <text:p text:style-name="P1"><text:s text:c="8"/>printf("%d <text:s/>%d\n",obj.a,obj.b);</text:p>
      <text:p text:style-name="P1">}</text:p>
      <text:p text:style-name="P1"/>
      <text:p text:style-name="P1">17. Size of a structure given that size of the integer </text:p>
      <text:p text:style-name="P1"><text:tab/><text:tab/>struct abc { </text:p>
      <text:p text:style-name="P1"><text:tab/><text:tab/><text:tab/><text:tab/>int a; </text:p>
      <text:p text:style-name="P1"><text:soft-page-break/><text:tab/><text:tab/><text:tab/><text:tab/>char b; </text:p>
      <text:p text:style-name="P1"><text:tab/><text:tab/><text:tab/><text:tab/>struct abc x; </text:p>
      <text:p text:style-name="P1"><text:tab/><text:tab/>} </text:p>
      <text:p text:style-name="P1"/>
      <text:p text:style-name="P1"><text:tab/><text:tab/>struct abc { </text:p>
      <text:p text:style-name="P1"><text:tab/><text:tab/><text:tab/><text:tab/>int a; </text:p>
      <text:p text:style-name="P1"><text:tab/><text:tab/><text:tab/><text:tab/>char b; </text:p>
      <text:p text:style-name="P1"><text:tab/><text:tab/><text:tab/><text:tab/>struct abc *x; </text:p>
      <text:p text:style-name="P1"><text:tab/><text:tab/>}</text:p>
      <text:p text:style-name="P1"/>
      <text:p text:style-name="P1">18. struct st {</text:p>
      <text:p text:style-name="P1"><text:s text:c="8"/>unsigned int a:2;</text:p>
      <text:p text:style-name="P1"><text:s text:c="8"/>int b;</text:p>
      <text:p text:style-name="P1">}obj;</text:p>
      <text:p text:style-name="P1">int main()</text:p>
      <text:p text:style-name="P1">{</text:p>
      <text:p text:style-name="P1"><text:s text:c="8"/>obj.a = 2;</text:p>
      <text:p text:style-name="P1"><text:s text:c="8"/>printf("%d <text:s/>%d\n",obj.a,obj.b);</text:p>
      <text:p text:style-name="P1">}</text:p>
      <text:p text:style-name="P1"/>
      <text:p text:style-name="P1"/>
      <text:p text:style-name="P1">19. struct tag {</text:p>
      <text:p text:style-name="P1"><text:s text:c="16"/>int a:0;</text:p>
      <text:p text:style-name="P1"><text:s text:c="16"/>char a;</text:p>
      <text:p text:style-name="P1"><text:s text:c="8"/>};</text:p>
      <text:p text:style-name="P1"><text:s text:c="8"/>can we do this ? if not why?</text:p>
      <text:p text:style-name="P1"/>
      <text:p text:style-name="P1">20. struct tag {</text:p>
      <text:p text:style-name="P1"><text:s text:c="24"/>int a:-1;</text:p>
      <text:p text:style-name="P1"><text:s text:c="24"/>char a;</text:p>
      <text:p text:style-name="P1"><text:s text:c="8"/>};</text:p>
      <text:p text:style-name="P1"><text:s text:c="8"/>can we do this ? if not why?</text:p>
      <text:p text:style-name="P1"/>
      <text:p text:style-name="P1">21. struct tag {</text:p>
      <text:p text:style-name="P1"><text:s text:c="24"/>int a:33;</text:p>
      <text:p text:style-name="P1"><text:s text:c="24"/>char a;</text:p>
      <text:p text:style-name="P1"><text:s text:c="8"/>};</text:p>
      <text:p text:style-name="P1"><text:s text:c="8"/>can we do this ? if not why?</text:p>
      <text:p text:style-name="P1"><text:soft-page-break/></text:p>
      <text:p text:style-name="P1">22. Size of a structure given that size of the integer </text:p>
      <text:p text:style-name="P1"><text:tab/><text:tab/>struct abc { </text:p>
      <text:p text:style-name="P1"><text:tab/><text:tab/><text:tab/><text:tab/>int a; </text:p>
      <text:p text:style-name="P1"><text:tab/><text:tab/><text:tab/><text:tab/>char b; </text:p>
      <text:p text:style-name="P1"><text:tab/><text:tab/><text:tab/><text:tab/>struct abc x; </text:p>
      <text:p text:style-name="P1"><text:tab/><text:tab/>} </text:p>
      <text:p text:style-name="P1"/>
      <text:p text:style-name="P1"><text:tab/><text:tab/>struct abc { </text:p>
      <text:p text:style-name="P1"><text:tab/><text:tab/><text:tab/><text:tab/>int a; </text:p>
      <text:p text:style-name="P1"><text:tab/><text:tab/><text:tab/><text:tab/>char b; </text:p>
      <text:p text:style-name="P1"><text:tab/><text:tab/><text:tab/><text:tab/>struct abc *x; </text:p>
      <text:p text:style-name="P1"><text:tab/><text:tab/>}</text:p>
      <text:p text:style-name="P1"/>
      <text:p text:style-name="P1">23. Size of a structure given that size of the integer </text:p>
      <text:p text:style-name="P1"><text:tab/><text:tab/>struct abc { </text:p>
      <text:p text:style-name="P1"><text:tab/><text:tab/><text:tab/><text:tab/>int a; </text:p>
      <text:p text:style-name="P1"><text:tab/><text:tab/><text:tab/><text:tab/>char b; </text:p>
      <text:p text:style-name="P1"><text:tab/><text:tab/><text:tab/><text:tab/>struct abc x; </text:p>
      <text:p text:style-name="P1"><text:tab/><text:tab/>} </text:p>
      <text:p text:style-name="P1"><text:s/></text:p>
      <text:p text:style-name="P1"><text:tab/><text:tab/>struct abc { </text:p>
      <text:p text:style-name="P1"><text:tab/><text:tab/><text:tab/><text:tab/>int a; </text:p>
      <text:p text:style-name="P1"><text:tab/><text:tab/><text:tab/><text:tab/>char b; </text:p>
      <text:p text:style-name="P1"><text:tab/><text:tab/><text:tab/><text:tab/>struct abc *x; </text:p>
      <text:p text:style-name="P1"><text:tab/><text:tab/>}</text:p>
      <text:p text:style-name="P1">Struct MyList { </text:p>
      <text:p text:style-name="P1"><text:s text:c="16"/>Int c; </text:p>
      <text:p text:style-name="P1"><text:s text:c="16"/>char *p; </text:p>
      <text:p text:style-name="P1"><text:s text:c="16"/>struct MyList list; </text:p>
      <text:p text:style-name="P1">}; </text:p>
      <text:p text:style-name="P1">what is the size of struct Mylist</text:p>
      <text:p text:style-name="P1">storing a structure in a file it will be in not readable format why is it?</text:p>
      <text:p text:style-name="P1"/>
      <text:p text:style-name="P1">24. struct exp{ </text:p>
      <text:p text:style-name="P1">int a; </text:p>
      <text:p text:style-name="P1">int b; </text:p>
      <text:p text:style-name="P1"><text:soft-page-break/>int c; </text:p>
      <text:p text:style-name="P1">} </text:p>
      <text:p text:style-name="P1">int fun(struct exp *s1) </text:p>
      <text:p text:style-name="P1">{ </text:p>
      <text:p text:style-name="P1"><text:tab/>printf("%d",s1-&gt;a); </text:p>
      <text:p text:style-name="P1"><text:tab/>printf("%d",s1-&gt;b); </text:p>
      <text:p text:style-name="P1"><text:tab/>printf("%d",(*s1).c); </text:p>
      <text:p text:style-name="P1">} </text:p>
      <text:p text:style-name="P1">int main() </text:p>
      <text:p text:style-name="P1">{ </text:p>
      <text:p text:style-name="P1"><text:tab/>struct exp s1; </text:p>
      <text:p text:style-name="P1"><text:tab/>s1.a=10; </text:p>
      <text:p text:style-name="P1"><text:tab/>s1.b=20; </text:p>
      <text:p text:style-name="P1"><text:tab/>s1.c=30; </text:p>
      <text:p text:style-name="P1"><text:tab/>fun(&amp;s1); </text:p>
      <text:p text:style-name="P1">}</text:p>
      <text:p text:style-name="P1"/>
      <text:p text:style-name="P1">25. #include <text:s text:c="6"/>&lt;stdio.h&gt; </text:p>
      <text:p text:style-name="P1">int main() </text:p>
      <text:p text:style-name="P1">{ </text:p>
      <text:p text:style-name="P1"><text:tab/>struct abc { </text:p>
      <text:p text:style-name="P1"><text:tab/><text:tab/>int x; </text:p>
      <text:p text:style-name="P1"><text:tab/><text:tab/>int y; </text:p>
      <text:p text:style-name="P1"><text:tab/><text:tab/>int z; </text:p>
      <text:p text:style-name="P1"><text:tab/>} </text:p>
      <text:p text:style-name="P1"><text:tab/>struct abc v = {1, 2, 3}; </text:p>
      <text:p text:style-name="P1"><text:tab/>struct abc *ptr = &amp;v; </text:p>
      <text:p text:style-name="P1"><text:tab/>printf("%d ", v.x); </text:p>
      <text:p text:style-name="P1"><text:tab/>printf("%d ", ptr-&gt;z); </text:p>
      <text:p text:style-name="P1"><text:s text:c="5"/>printf("%d ", (*ptr).z); </text:p>
      <text:p text:style-name="P1">} </text:p>
      <text:p text:style-name="P1">What is the output of the above code: </text:p>
      <text:p text:style-name="P1"/>
      <text:p text:style-name="P1">27. Given two structure variables of same structure, how will you compare each of them? If you say memcmp they will tell memcmp will not always work and you will be asked to explain why it will not always work. </text:p>
      <text:p text:style-name="P1"/>
      <text:p text:style-name="P1"><text:soft-page-break/>28. Size of a structure given that size of the integer </text:p>
      <text:p text:style-name="P1"><text:tab/><text:tab/>struct abc { </text:p>
      <text:p text:style-name="P1"><text:tab/><text:tab/><text:tab/><text:tab/>int a; </text:p>
      <text:p text:style-name="P1"><text:tab/><text:tab/><text:tab/><text:tab/>char b; </text:p>
      <text:p text:style-name="P1"><text:tab/><text:tab/><text:tab/><text:tab/>struct abc x; </text:p>
      <text:p text:style-name="P1"><text:tab/><text:tab/>} </text:p>
      <text:p text:style-name="P1"/>
      <text:p text:style-name="P1"><text:tab/><text:tab/>struct abc { </text:p>
      <text:p text:style-name="P1"><text:tab/><text:tab/><text:tab/><text:tab/>int a; </text:p>
      <text:p text:style-name="P1"><text:tab/><text:tab/><text:tab/><text:tab/>char b; </text:p>
      <text:p text:style-name="P1"><text:tab/><text:tab/><text:tab/><text:tab/>struct abc *x; </text:p>
      <text:p text:style-name="P1"><text:tab/><text:tab/>} </text:p>
      <text:p text:style-name="P1"><text:tab/></text:p>
      <text:p text:style-name="P1">29. struct exp{ </text:p>
      <text:p text:style-name="P1"><text:tab/>int a; </text:p>
      <text:p text:style-name="P1"><text:tab/>int b; </text:p>
      <text:p text:style-name="P1"><text:tab/>int c; </text:p>
      <text:p text:style-name="P1"><text:tab/>} </text:p>
      <text:p text:style-name="P1"><text:tab/>int fun(struct exp *s1) </text:p>
      <text:p text:style-name="P1"><text:tab/>{ </text:p>
      <text:p text:style-name="P1"><text:tab/>printf("%d",s1-&gt;a); </text:p>
      <text:p text:style-name="P1"><text:tab/>printf("%d",s1-&gt;b); </text:p>
      <text:p text:style-name="P1"><text:tab/>printf("%d",(*s1).c); </text:p>
      <text:p text:style-name="P1">} </text:p>
      <text:p text:style-name="P1"/>
      <text:p text:style-name="P1">30. int main() </text:p>
      <text:p text:style-name="P1"><text:tab/>{ </text:p>
      <text:p text:style-name="P1"><text:tab/>struct exp s1; </text:p>
      <text:p text:style-name="P1"><text:tab/>s1.a=10; </text:p>
      <text:p text:style-name="P1"><text:tab/>s1.b=20; </text:p>
      <text:p text:style-name="P1"><text:tab/>s1.c=30; </text:p>
      <text:p text:style-name="P1"><text:tab/>fun(&amp;s1); </text:p>
      <text:p text:style-name="P1">} </text:p>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alisa </meta:initial-creator>
    <meta:creation-date>2015-10-08T14:21:04</meta:creation-date>
    <dc:date>2015-10-12T14:54:03</dc:date>
    <dc:creator>Monalisa </dc:creator>
    <meta:editing-duration>PT4H35M35S</meta:editing-duration>
    <meta:editing-cycles>47</meta:editing-cycles>
    <meta:generator>LibreOffice/3.5$Linux_x86 LibreOffice_project/350m1$Build-2</meta:generator>
    <meta:document-statistic meta:table-count="0" meta:image-count="0" meta:object-count="0" meta:page-count="10" meta:paragraph-count="328" meta:word-count="958" meta:character-count="6330" meta:non-whitespace-character-count="4222"/>
  </office:meta>
</office:document-meta>
</file>